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73.28mm" svg:height="105.95mm" svg:x="0mm" svg:y="23.1mm">
            <loext:p/>
            <draw:object draw:notify-on-update-of-ranges="Sheet1.A2:Sheet1.A5 Sheet1.B1:Sheet1.B1 Sheet1.B2:Sheet1.B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ille (m)</text:p>
          </table:table-cell>
          <table:table-cell office:value-type="string" calcext:value-type="string">
            <text:p>CPU enu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.28" calcext:value-type="float">
            <text:p>29,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.89" calcext:value-type="float">
            <text:p>61,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4.25" calcext:value-type="float">
            <text:p>1034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xx" style:country-asian="none" style:font-name-complex="Tahoma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5">00/00/0000</text:date>, <text:time style:data-style-name="N2" text:time-value="17:57:35.2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9M46S</meta:editing-duration>
    <meta:editing-cycles>9</meta:editing-cycles>
    <meta:generator>LibreOffice/5.4.2.2$Windows_X86_64 LibreOffice_project/22b09f6418e8c2d508a9eaf86b2399209b0990f4</meta:generator>
    <dc:date>2017-12-05T21:40:06.732000000</dc:date>
    <meta:document-statistic meta:table-count="1" meta:cell-count="1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29cm" svg:height="10.596cm" xlink:href=".." xlink:type="simple" chart:class="chart:scatter" chart:style-name="ch1">
        <chart:plot-area chart:style-name="ch2" table:cell-range-address="Sheet1.A2:Sheet1.B5 Sheet1.B1:Sheet1.B1" chart:data-source-has-labels="row" svg:x="0.286cm" svg:y="0.243cm" svg:width="16.625cm" svg:height="10.019cm">
          <chartooo:coordinate-region svg:x="1.278cm" svg:y="0.443cm" svg:width="15.446cm" svg:height="9.172cm"/>
          <chart:axis chart:dimension="x" chart:name="primary-x" chart:style-name="ch3">
            <chart:title svg:x="7.893cm" svg:y="10.036cm" chart:style-name="ch4">
              <text:p>nb cases</text:p>
            </chart:title>
          </chart:axis>
          <chart:axis chart:dimension="y" chart:name="primary-y" chart:style-name="ch3">
            <chart:title svg:x="0cm" svg:y="6.976cm" chart:style-name="ch5">
              <text:p>temps CPU (secondes)</text:p>
            </chart:title>
            <chart:grid chart:style-name="ch6" chart:class="major"/>
          </chart:axis>
          <chart:series chart:style-name="ch7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PU enum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:Sheet1.A5</svg:desc>
                </draw:g>
              </table:table-cell>
              <table:table-cell office:value-type="float" office:value="0.02">
                <text:p>0.02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9.28">
                <text:p>29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61.89">
                <text:p>61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034.25">
                <text:p>1034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